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svg:stroke-opacity="8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26cm" svg:y1="2cm" svg:x2="0.726cm" svg:y2="0cm">
          <text:p/>
        </draw:line>
        <draw:line draw:style-name="gr2" draw:text-style-name="P1" draw:layer="layout" svg:x1="1.274cm" svg:y1="2cm" svg:x2="1.274cm" svg:y2="0cm">
          <text:p/>
        </draw:line>
        <draw:line draw:style-name="gr3" draw:text-style-name="P1" draw:layer="layout" svg:x1="1.003cm" svg:y1="0cm" svg:x2="1.003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7:49:57.34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